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, monospac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Preformatted_20_Text">
      <style:text-properties fo:color="#000000" loext:opacity="100%" style:font-name="JetBrains Mono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color="#000000" loext:opacity="100%" style:font-name="JetBrains Mono"/>
    </style:style>
    <style:style style:name="P3" style:family="paragraph" style:parent-style-name="Listenabsatz" style:list-style-name="L1"/>
    <style:style style:name="P4" style:family="paragraph" style:parent-style-name="Listenabsatz" style:list-style-name="L1">
      <style:text-properties fo:color="#000000" loext:opacity="100%"/>
    </style:style>
    <style:style style:name="P5" style:family="paragraph" style:parent-style-name="Listenabsatz" style:list-style-name="L1">
      <style:text-properties officeooo:rsid="0018b934" officeooo:paragraph-rsid="0018b934"/>
    </style:style>
    <style:style style:name="P6" style:family="paragraph" style:parent-style-name="Listenabsatz" style:list-style-name="L1">
      <style:text-properties officeooo:rsid="0018bae5" officeooo:paragraph-rsid="0018bae5"/>
    </style:style>
    <style:style style:name="P7" style:family="paragraph" style:parent-style-name="Listenabsatz" style:list-style-name="L1">
      <style:text-properties officeooo:rsid="001a64ac" officeooo:paragraph-rsid="001a64ac"/>
    </style:style>
    <style:style style:name="P8" style:family="paragraph" style:parent-style-name="Preformatted_20_Text" style:list-style-name="L1">
      <style:text-properties fo:color="#000000" loext:opacity="100%" style:font-name="JetBrains Mono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Standard">
      <style:text-properties officeooo:paragraph-rsid="0017ed0e"/>
    </style:style>
    <style:style style:name="T1" style:family="text">
      <style:text-properties officeooo:rsid="0017ed0e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 Anleitung:</text:p>
      <text:list xml:id="list1543255741" text:style-name="L1">
        <text:list-item>
          <text:p text:style-name="P4">Spielstart:</text:p>
          <text:p text:style-name="P8">Um ein Spiel zu starten, wählt ihr zu Beginn eine oder mehrere Kategorien aus mit denen ihr spielen wollt. Danach klickt ihr auf Start, um das Spiel zu starten.</text:p>
          <text:p text:style-name="P8"><text:tab/></text:p>
          <text:p text:style-name="P8">(Die Kategorie Zufall kann auch mit anderen Kategorien gespielt</text:p>
          <text:p text:style-name="P8">werden.)</text:p>
          <text:p text:style-name="P8"/>
        </text:list-item>
        <text:list-item>
          <text:p text:style-name="P3">Spielablauf:</text:p>
          <text:p text:style-name="P8">Das Spiel kann mit beliebig vielen Spielern gespielt werden.</text:p>
        </text:list-item>
      </text:list>
      <text:p text:style-name="P1"><text:tab/></text:p>
      <text:p text:style-name="P1"><text:tab/>Nachdem das Spiel gestartet wurde, erscheint eine Frage auf dem <text:tab/>Bildschirm, die der Fragesteller vorließt. Daraufhin schreibt jeder <text:tab/>seine Schätzung auf. Wenn alle Spieler fertig sind, wird durch ein <text:tab/>Klicken auf den Bildschirm die Antwort angezeigt. </text:p>
      <text:p text:style-name="P1"/>
      <text:list xml:id="list201644676493812" text:continue-numbering="true" text:style-name="L1">
        <text:list-header>
          <text:p text:style-name="P8">Derjenige, der am schlechtesten geschätzt hat, trinkt! Entscheidet selbst vor dem Spiel wie viele Schlücke getrunken werden müssen.</text:p>
          <text:p text:style-name="P8"/>
          <text:p text:style-name="P8">Durch ein weiteres Klicken wird die nächste Frage angezeigt und der Ablauf beginnt von vorne. </text:p>
        </text:list-header>
      </text:list>
      <text:p text:style-name="P1"/>
      <text:p text:style-name="P1"><text:tab/>Ein Spiel besteht aus 18 zufälligen Fragen, der ausgewählten <text:tab/>Kategorien.</text:p>
      <text:p text:style-name="P1"/>
      <text:list xml:id="list201644984923560" text:continue-numbering="true" text:style-name="L1">
        <text:list-header>
          <text:p text:style-name="P8">Das Spiel endet mit der Frage, welcher Spieler am schlechteste gespielt hat.</text:p>
          <text:p text:style-name="P8"/>
          <text:p text:style-name="P8">Viel Spaß beim Schätzen!</text:p>
        </text:list-header>
      </text:list>
      <text:p text:style-name="Standard"/>
      <text:p text:style-name="Standard">- Kategorien <text:span text:style-name="T1">(Texte, die bei den jeweiligen Kategorien im „Kategorien – Screen“ angezeigt werden)</text:span>:</text:p>
      <text:list xml:id="list201643747556641" text:continue-numbering="true" text:style-name="L1">
        <text:list-item>
          <text:p text:style-name="P3">Zufall (kostenlos)</text:p>
          <text:p text:style-name="P3">Zufällige Fragen aus den Kategorien: <text:s/>Unnützes Wissen, <text:s/>Geographie, Geschichte, Technik, Natur &amp; Tierwelt</text:p>
        </text:list-item>
        <text:list-item>
          <text:p text:style-name="P3">Technik</text:p>
          <text:p text:style-name="P6">Man muss wissen wie man Technik nutzt. Wie gut du dich wirklich auskennst erfährst du hier.</text:p>
        </text:list-item>
        <text:list-item>
          <text:p text:style-name="P3">Unnützes Wissen</text:p>
          <text:p text:style-name="P6">Wenn du denkst, dass du viel unnützes Wissen hast, dann bist du hier genau richtig!</text:p>
        </text:list-item>
        <text:list-item>
          <text:p text:style-name="P3">18+</text:p>
          <text:p text:style-name="P6">Habt ihr Lust auf verbotene Fragen?</text:p>
        </text:list-item>
        <text:list-item>
          <text:p text:style-name="P3">Geographie</text:p>
          <text:p text:style-name="P6"><text:soft-page-break/>Wenn du denkst, dass du orientierungslos bist, dann ist die Kategorie nichts für dich! | Wenn du orientierungslos bist dann wirst du das hier unter Beweis stellen können.</text:p>
        </text:list-item>
        <text:list-item>
          <text:p text:style-name="P3">Musik</text:p>
          <text:p text:style-name="P5">Folge der Melodie deines Gedankenflusses und du wirst gut schätzen!</text:p>
        </text:list-item>
        <text:list-item>
          <text:p text:style-name="P3">Geschichte</text:p>
          <text:p text:style-name="P6">Alles hat eine Geschichte. | Schreibe Geschichte und gewinne in dieser Kategorie.</text:p>
        </text:list-item>
        <text:list-item>
          <text:p text:style-name="P3">Natur <text:span text:style-name="T1">und Tierwelt</text:span></text:p>
          <text:p text:style-name="P6">Erkunde die Vielfältigkeit der Natur und Tierwelt aus einer anderen Perspektive!</text:p>
        </text:list-item>
        <text:list-item>
          <text:p text:style-name="P3">Weltall</text:p>
          <text:p text:style-name="P6">Staunt über Zahlen und Fakten der Unendlichkeit des Weltalls.</text:p>
        </text:list-item>
        <text:list-item>
          <text:p text:style-name="P3">Google</text:p>
          <text:p text:style-name="P7">Ihr habt bestimmt noch alles gegooglet. Schätzt hier die Anzahl der Google-Ergebnisse für bestimmte Suchanfragen.</text:p>
        </text:list-item>
        <text:list-item>
          <text:p text:style-name="P3">Sport</text:p>
          <text:p text:style-name="P7">Irgendwas mit Geistige Fitness.</text:p>
        </text:list-item>
        <text:list-item>
          <text:p text:style-name="P3">Medien &amp; Unterhaltung</text:p>
          <text:p text:style-name="P7">Der Deutsche sitzt in seinem Leben durchschnittlich 12 Jahre vor dem Fernseher… | </text:p>
        </text:list-item>
        <text:list-item>
          <text:p text:style-name="P3">Mensch</text:p>
        </text:list-item>
        <text:list-item>
          <text:p text:style-name="P3">Preise</text:p>
        </text:list-item>
      </text:list>
      <text:p text:style-name="Standard"/>
      <text:p text:style-name="Standard"><text:span text:style-name="T1">- Spiel-S</text:span>tart Text <text:span text:style-name="T1">(Text nachdem der Startbutton geklickt wurde)</text:span>:</text:p>
      <text:p text:style-name="P2">Holt eure Handynotizen raus und los geht’s! Wer am schlechtesten schätzt trinkt! Viel Spaß!</text:p>
      <text:p text:style-name="Standard"><text:span text:style-name="T1">- SpielEnde-</text:span>Text <text:span text:style-name="T1">(Text der nach den 18 Fragen am Ende eines Spiels erscheint)</text:span>:</text:p>
      <text:p text:style-name="P2">Zählt von 3 runter und zeigt alle gleichzeitig auf die Person die am schlechtesten gespielt hat. Diese Person muss ... (Auflösung folgt)</text:p>
      <text:p text:style-name="Standard">- Shop - Einzelne <text:span text:style-name="T1">K</text:span>ategorien <text:span text:style-name="T1">(Text der unter den 3 Buttons angezeigt wird wenn „Einzelne Kategorien“ ausgewählt ist)</text:span>:</text:p>
      <text:p text:style-name="Standard">Kaufe dir eine einzelne Kategorie für 0,69€ + keine Werbung!</text:p>
      <text:p text:style-name="Standard"/>
      <text:p text:style-name="P10">- Shop - <text:span text:style-name="T1">Vollversion</text:span> <text:span text:style-name="T1">(Text der unter den 3 Buttons angezeigt wird wenn „Vollversion“ ausgewählt ist)</text:span>:</text:p>
      <text:p text:style-name="Standard">Kaufe dir die Vollversion für 4,99€. Enthält alle Kategorien + keine Werbung!</text:p>
      <text:p text:style-name="Standard"><text:soft-page-break/>(Damit sparst du mehr als 50%!)</text:p>
      <text:p text:style-name="Standard"/>
      <text:p text:style-name="P10">- Shop - <text:span text:style-name="T1">Bundles</text:span> <text:span text:style-name="T1">(Text der unter den 3 Buttons angezeigt wird wenn „Bundles“ ausgewählt ist)</text:span>:</text:p>
      <text:p text:style-name="Standard">Wähle das Bundle mit den 5 Kategorien die dir am Besten gefallen, für 2,49 + keine Werbung!</text:p>
      <text:p text:style-name="Standard">(Damit sparst du über 25%!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, monospac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Leon Kamke</meta:initial-creator>
    <meta:creation-date>2022-10-18T13:10:00Z</meta:creation-date>
    <dc:date>2022-10-21T20:16:42.563000000</dc:date>
    <meta:editing-cycles>4</meta:editing-cycles>
    <meta:editing-duration>PT58M18S</meta:editing-duration>
    <meta:document-statistic meta:table-count="0" meta:image-count="0" meta:object-count="0" meta:page-count="3" meta:paragraph-count="57" meta:word-count="530" meta:character-count="3221" meta:non-whitespace-character-count="2769"/>
    <meta:template xlink:type="simple" xlink:actuate="onRequest" xlink:title="" xlink:href="Normal.dotm"/>
  </office:meta>
</office:document-meta>
</file>